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29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125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ext-properties style:font-name="Tahoma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35cm solid #000000"/>
      <style:text-properties style:font-name="Tahoma" fo:font-size="8pt" style:font-size-asian="8pt" style:font-size-complex="8pt"/>
    </style:style>
    <style:style style:name="ce5" style:family="table-cell" style:parent-style-name="Default">
      <style:text-properties style:font-name="Tahoma" fo:font-size="10pt" style:font-size-asian="10pt" style:font-size-complex="10pt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35cm solid #000000"/>
      <style:paragraph-properties fo:text-align="center" fo:margin-left="0cm"/>
      <style:text-properties style:font-name="Tahoma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Descrição&quot;;&quot;Fluxo Básico&quot;;&quot;Fluxo Alternativo&quot;)" table:allow-empty-cell="true" table:display-list="unsorted" table:base-cell-address="Plan1.B12">
          <table:error-message table:message-type="stop" table:display="true"/>
        </table:content-validation>
        <table:content-validation table:name="val2" table:condition="of:cell-content-is-in-list(&quot;Alta&quot;;&quot;Média&quot;;&quot;Baixa&quot;)" table:allow-empty-cell="true" table:display-list="unsorted" table:base-cell-address="Plan1.C2">
          <table:error-message table:message-type="stop" table:display="true"/>
        </table:content-validation>
        <table:content-validation table:name="val3" table:condition="of:cell-content-is-in-list(&quot;Proposto&quot;;&quot;Aprovado&quot;;&quot;Produção&quot;;&quot;Cancelado&quot;)" table:allow-empty-cell="true" table:display-list="unsorted" table:base-cell-address="Plan1.E2">
          <table:error-message table:message-type="stop" table:display="true"/>
        </table:content-validation>
      </table:content-validations>
      <table:table table:name="Plan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4" table:number-rows-spanned="1">
            <text:p>Food DeliveryWeb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Atributos dos Casos de Uso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REQUISITO</text:p>
          </table:table-cell>
          <table:table-cell table:style-name="ce3" office:value-type="string">
            <text:p>TIPO DE CONTEÚDO</text:p>
          </table:table-cell>
          <table:table-cell table:style-name="ce3" office:value-type="string">
            <text:p>COMPLEXIDADE</text:p>
          </table:table-cell>
          <table:table-cell table:style-name="ce3" office:value-type="string">
            <text:p>ESTAD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 – Manter Cliente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1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2 – Pesquisar Client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3 – Incluir Client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4 – Alterar Client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.A5 – Excluir Client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2 – Manter CEP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2.A1 – Incluir CEP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2.A2 – Alterar CEP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2.A3 – Excluir CEP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 – Manter Estabelecimen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1 – Incluir Estabeleci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2 – Excluir Estabeleci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3 – Consultar Estabeleci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4 – Alterar Estabeleci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3.A5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 – Manter Cardápi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1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2 – Pesquisar Cardáp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3 – Incluir Cardáp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4 – Alterar Cardáp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4.A5 – Excluir Cardáp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 – Manter Pra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1 – Visualiza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2 – Inclui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3 – Consulta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4 – Atualiza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5.A5 – Exclui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 – Manter Pedid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1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2 – Pesquis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3 – Inclui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4 – Cancel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5 – Exclui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6.A6 – Finaliz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 – Manter Formas de Pagamen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.A1 – Incluir Forma de Paga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.A2 – Alterar Forma de Paga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.A3 – Excluir Forma de Pagamen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7.A4 – Visualizar Detalhe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8 – Efetuar Cadastr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8.A1 – Alterar Cadastr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9 – Agendar Entrega de Pedid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9.A1 – Consistência ao Agendar Entrega de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0 – Pesquisar Pedidos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0.A1 – Consult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0.A2 – Consistência ao Pesquis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1 – Exibir Estabelecimentos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1.A1 – Buscar por CEP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1.A2 – Buscar por Nome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1.A3 – Visualizar Detalhes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2 – Exibir Cardápi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2.A1 – Buscar por Nome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2.A2 – Nome não Traz Resultado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Baix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3 – Exibir Pra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3.A1 – Buscar Prat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3.A2 – Adicionar na Lista de Pedidos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4 – Solicitar Pedid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4.A1 – Finalizar Pedid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5 – Registrar avaliação do Estabelecimen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6 – Consultar Pedidos por Estabelecimento e períod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6.A1 – Consultar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6.A2 – Gerar Relatór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7 – Consultar Cliente por Estabelecimento</text:p>
          </table:table-cell>
          <table:table-cell table:style-name="ce6" table:content-validation-name="val1" office:value-type="string">
            <text:p>Fluxo Básico</text:p>
          </table:table-cell>
          <table:table-cell table:style-name="ce6" table:content-validation-name="val2" office:value-type="string">
            <text:p>Médi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UC17.A1 – Gerar Relatório</text:p>
          </table:table-cell>
          <table:table-cell table:style-name="ce6" table:content-validation-name="val1" office:value-type="string">
            <text:p>Fluxo Alternativo</text:p>
          </table:table-cell>
          <table:table-cell table:style-name="ce6" table:content-validation-name="val2" office:value-type="string">
            <text:p>Alta</text:p>
          </table:table-cell>
          <table:table-cell table:style-name="ce6" table:content-validation-name="val3" office:value-type="string">
            <text:p>Proposto</text:p>
          </table:table-cell>
          <table:table-cell table:number-columns-repeated="1020"/>
        </table:table-row>
        <table:table-row table:style-name="ro1" table:number-rows-repeated="14">
          <table:table-cell table:style-name="ce4"/>
          <table:table-cell table:style-name="ce6" table:content-validation-name="val1"/>
          <table:table-cell table:style-name="ce6" table:content-validation-name="val2"/>
          <table:table-cell table:style-name="ce6" table:content-validation-name="val3"/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Plan3" table:style-name="ta3" table:print="false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G$1:.$G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1">21/10/2009</text:date>, <text:time>21:09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robras</meta:initial-creator>
    <meta:creation-date>2009-10-06T08:59:16</meta:creation-date>
    <dc:date>2009-10-21T21:09:16.43</dc:date>
    <meta:generator>BrOffice.org/3.1$Win32 OpenOffice.org_project/310m19$Build-9420</meta:generator>
    <meta:editing-duration>PT01H27M03S</meta:editing-duration>
    <meta:editing-cycles>16</meta:editing-cycles>
    <meta:document-statistic meta:table-count="3" meta:cell-count="266" meta:object-count="0"/>
  </office:meta>
</office:document-meta>
</file>